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list-style-name="L3">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cer</text:p>
      <text:p text:style-name="P1"/>
      <text:list xml:id="list1252471273" text:style-name="L1">
        <text:list-item>
          <text:p text:style-name="P2">The rate and timing of cell division in your body is normally very precisely regulated</text:p>
        </text:list-item>
        <text:list-item>
          <text:p text:style-name="P2">Cells are formed, mature, and eventually die. As this happens, new cells divide, creating replacement cells.</text:p>
        </text:list-item>
        <text:list-item>
          <text:p text:style-name="P2">Chemical messengers that pass between neighbouring cells help keep the rate of cell division <text:span text:style-name="T1">equal</text:span> to the rate of cell death.</text:p>
        </text:list-item>
        <text:list-item>
          <text:p text:style-name="P2">Sometimes, a cell breaks free from it's normal restraints and begins to follow its own pattern of cell division.</text:p>
        </text:list-item>
        <text:list-item>
          <text:p text:style-name="P2">This pre-cancerous cell divides more often than normal, eventually producing a mass of cells that also divide more often.</text:p>
        </text:list-item>
        <text:list-item>
          <text:p text:style-name="P2">Further changes in these cells can increase the frequency of cell division even more until eventually a cancerous tumour develops.</text:p>
        </text:list-item>
        <text:list-item>
          <text:p text:style-name="P2">At this point, the tumour grows large, but is confined to the tissue where it originated.</text:p>
        </text:list-item>
        <text:list-item>
          <text:p text:style-name="P2">Late in the development of cancer, some cells may gain the ability to move into blood vessels and travel to other parts of the body. <text:span text:style-name="T1">Metastasize</text:span>: Move to other areas of the body.</text:p>
        </text:list-item>
        <text:list-item>
          <text:p text:style-name="P2">Once established in new locations, these cells continue to divide in an uncontrolled fashion, eventually producing tumours.</text:p>
        </text:list-item>
      </text:list>
      <text:p text:style-name="P4"><text:span text:style-name="T2"/></text:p>
      <text:p text:style-name="P4"><text:span text:style-name="T3">Mutation</text:span></text:p>
      <text:list xml:id="list1400379720" text:style-name="L2">
        <text:list-item>
          <text:p text:style-name="P3"><text:span text:style-name="T3">A change in DNA that may be harmful</text:span></text:p>
        </text:list-item>
        <text:list-item>
          <text:p text:style-name="P3"><text:span text:style-name="T3">May also be harmless</text:span></text:p>
        </text:list-item>
        <text:list-item>
          <text:p text:style-name="P3"><text:span text:style-name="T3">Can be caused by chemicals, radiation, or viruses</text:span></text:p>
          <text:list>
            <text:list-item>
              <text:p text:style-name="P3"><text:span text:style-name="T3">Mutations alter the DNA code, which, in turn, alters the products that the affected stretch of DNA codes for.</text:span></text:p>
            </text:list-item>
            <text:list-item>
              <text:p text:style-name="P3"><text:span text:style-name="T3">If the product is crucial to the survival of the organism, the mutation may result in the death of the organism.</text:span></text:p>
            </text:list-item>
          </text:list>
        </text:list-item>
      </text:list>
      <text:p text:style-name="P4"><text:span text:style-name="T3">Carcinogen</text:span></text:p>
      <text:list xml:id="list903758453" text:style-name="L3">
        <text:list-item>
          <text:p text:style-name="P5"><text:span text:style-name="T4">A chemical compound</text:span></text:p>
        </text:list-item>
        <text:list-item>
          <text:p text:style-name="P5"><text:span text:style-name="T4">A virus</text:span></text:p>
        </text:list-item>
        <text:list-item>
          <text:p text:style-name="P5"><text:span text:style-name="T4">Radiation</text:span></text:p>
          <text:list>
            <text:list-item>
              <text:p text:style-name="P5"><text:span text:style-name="T4">A carcinogen is any substance or form that alters the controls of cell division. They result in cells that have lost all control of mitosis and reproduce rapidly, occupying space and consuming energy without serving any purpose.</text:span></text:p>
            </text:list-item>
            <text:list-item>
              <text:p text:style-name="P5"><text:span text:style-name="T4">A cancer cell differs from a normal cell in that cancer cells take up space and energy but serve no purpose to the body. They are different from normal cells in that there is a loss of mitotic control, lack of specialization and continuation of division in isolati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cCracken</meta:initial-creator>
    <meta:creation-date>2012-05-09T08:33:16</meta:creation-date>
    <dc:date>2012-05-09T09:14:19</dc:date>
    <dc:creator>Jack McCracken</dc:creator>
    <meta:editing-duration>PT38M34S</meta:editing-duration>
    <meta:editing-cycles>3</meta:editing-cycles>
    <meta:generator>LibreOffice/3.4$Linux LibreOffice_project/340m1$Build-402</meta:generator>
    <meta:document-statistic meta:table-count="0" meta:image-count="0" meta:object-count="0" meta:page-count="1" meta:paragraph-count="22" meta:word-count="349" meta:character-count="1970" meta:non-whitespace-character-count="1662"/>
  </office:meta>
</office:document-meta>
</file>